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0000" draw:marker-start="msArrowEnd_20_5" draw:marker-start-width="0.477cm" draw:marker-start-center="false" draw:marker-end="msArrowEnd_20_5" draw:marker-end-width="0.477cm" draw:marker-end-center="false" draw:stroke-linejoin="miter" draw:fill="none" draw:textarea-vertical-align="top" draw:auto-grow-height="false" fo:min-height="0cm" fo:min-width="13.837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5.933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59cm" svg:stroke-color="#000000" draw:marker-start="msArrowEnd_20_5" draw:marker-start-width="0.477cm" draw:marker-start-center="false" draw:marker-end="msArrowEnd_20_5" draw:marker-end-width="0.477cm" draw:marker-end-center="false" draw:stroke-linejoin="miter" draw:fill="none" draw:textarea-vertical-align="top" draw:auto-grow-height="false" fo:min-height="0cm" fo:min-width="5.933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5.688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59cm" svg:stroke-color="#000000" draw:marker-start="msArrowEnd_20_5" draw:marker-start-width="0.477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59cm" svg:stroke-color="#000000" draw:marker-start="msArrowEnd_20_5" draw:marker-start-width="0.477cm" draw:marker-start-center="false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159cm" svg:stroke-color="#000000" draw:marker-start="msArrowEnd_20_5" draw:marker-start-width="0.477cm" draw:marker-start-center="false" draw:stroke-linejoin="miter" draw:fill="none" draw:textarea-vertical-align="top" draw:auto-grow-height="false" fo:min-height="0cm" fo:min-width="13.837cm" fo:padding-top="0.125cm" fo:padding-bottom="0.125cm" fo:padding-left="0.25cm" fo:padding-right="0.25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8.535cm" fo:min-width="3.837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233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8.185cm" fo:min-width="3.837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463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wave" style:text-underline-width="auto" style:text-underline-color="#ed1c24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office:forms form:automatic-focus="false" form:apply-design-mode="false"/>
        <draw:frame draw:name="Title 1" presentation:style-name="pr2" draw:text-style-name="P3" draw:layer="layout" svg:width="25.399cm" svg:height="6.631cm" svg:x="4.233cm" svg:y="3.118cm" presentation:class="title" presentation:user-transformed="true">
          <draw:text-box>
            <text:p text:style-name="P2"><text:span text:style-name="T1">So</text:span><text:span text:style-name="T1">lvi</text:span><text:span text:style-name="T1">ng </text:span><text:span text:style-name="T1">CS</text:span><text:span text:style-name="T1">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dlock and Livelock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De</text:span><text:span text:style-name="T2">adl</text:span><text:span text:style-name="T2">ock </text:span><text:span text:style-name="T2">an</text:span><text:span text:style-name="T2">d </text:span><text:span text:style-name="T2">Liv</text:span><text:span text:style-name="T2">elo</text:span><text:span text:style-name="T2">ck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p text:style-name="P6"><text:span text:style-name="T3"/></text:p>
            <text:p text:style-name="P6"><text:span text:style-name="T3"/></text:p>
          </draw:text-box>
        </draw:frame>
        <draw:custom-shape draw:name="Content Placeholder 2" draw:style-name="gr2" draw:text-style-name="P7" draw:layer="layout" svg:width="29.209cm" svg:height="12.086cm" svg:x="2.752cm" svg:y="5.495cm">
          <text:list text:style-name="L3">
            <text:list-item>
              <text:p text:style-name="P6"><text:span text:style-name="T3">Deadlock and livelock prevent the system continuing by starving its resources. It can be seen as a total system failure.</text:span></text:p>
            </text:list-item>
          </text:list>
          <text:p text:style-name="P6"><text:span text:style-name="T3"/></text:p>
          <text:list text:continue-numbering="true" text:style-name="L3">
            <text:list-item>
              <text:p text:style-name="P6"><text:span text:style-name="T3">Deadlock occurs when each process is locked out by another. </text:span></text:p>
            </text:list-item>
          </text:list>
          <text:p text:style-name="P6"><text:span text:style-name="T3"/></text:p>
          <text:list text:continue-numbering="true" text:style-name="L3">
            <text:list-item>
              <text:p text:style-name="P6"><text:span text:style-name="T3">Livelock occurs when each process tries to let another go first.</text:span></text:p>
            </text:list-item>
          </text:list>
          <text:p text:style-name="P6"><text:span text:style-name="T3"/></text:p>
          <text:list text:continue-numbering="true" text:style-name="L3">
            <text:list-item>
              <text:p text:style-name="P6"><text:span text:style-name="T3">There are ways to recover from deadlock and livelock, but the best solution is to avoid it altogeth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dlock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De</text:span><text:span text:style-name="T2">adl</text:span><text:span text:style-name="T2">ock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p text:style-name="P6"><text:span text:style-name="T3"/></text:p>
            <text:p text:style-name="P6"><text:span text:style-name="T3"/></text:p>
          </draw:text-box>
        </draw:frame>
        <draw:custom-shape draw:name="Rounded Rectangle 3" draw:style-name="gr3" draw:text-style-name="P9" draw:layer="layout" svg:width="4.09cm" svg:height="2.165cm" svg:x="10.17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19.103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6" draw:style-name="gr4" draw:text-style-name="P10" draw:layer="layout" svg:width="0.034cm" svg:height="8.931cm" draw:transform="rotate (-1.5707963267949) translate (21.152cm 9.176cm)">
          <text:p/>
          <draw:enhanced-geometry draw:mirror-horizontal="true" draw:mirror-vertical="tru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9" draw:style-name="gr4" draw:text-style-name="P10" draw:layer="layout" svg:width="0.034cm" svg:height="8.931cm" draw:transform="rotate (-1.5707963267949) translate (21.166cm 11.341cm)">
          <text:p/>
          <draw:enhanced-geometry draw:mirror-horizontal="false" draw:mirror-vertical="fals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dlock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De</text:span><text:span text:style-name="T2">adl</text:span><text:span text:style-name="T2">ock</text:span></text:p>
          </draw:text-box>
        </draw:frame>
        <draw:frame draw:name="Content Placeholder 2" presentation:style-name="pr4" draw:text-style-name="P7" draw:layer="layout" svg:width="4.388cm" svg:height="6.019cm" svg:x="4.163cm" svg:y="9.211cm" presentation:class="outline" presentation:user-transformed="true">
          <draw:text-box>
            <text:p text:style-name="P11"><text:span text:style-name="T3">I want to go first!</text:span></text:p>
          </draw:text-box>
        </draw:frame>
        <draw:custom-shape draw:name="Rounded Rectangle 3" draw:style-name="gr3" draw:text-style-name="P9" draw:layer="layout" svg:width="4.09cm" svg:height="2.165cm" svg:x="10.17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19.103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5" draw:style-name="gr4" draw:text-style-name="P10" draw:layer="layout" svg:width="0.034cm" svg:height="8.931cm" draw:transform="rotate (-1.5707963267949) translate (21.152cm 9.176cm)">
          <text:p/>
          <draw:enhanced-geometry draw:mirror-horizontal="true" draw:mirror-vertical="tru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6" draw:style-name="gr4" draw:text-style-name="P10" draw:layer="layout" svg:width="0.034cm" svg:height="8.931cm" draw:transform="rotate (-1.5707963267949) translate (21.166cm 11.341cm)">
          <text:p/>
          <draw:enhanced-geometry draw:mirror-horizontal="false" draw:mirror-vertical="fals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ontent Placeholder 2" draw:style-name="gr2" draw:text-style-name="P7" draw:layer="layout" svg:width="4.388cm" svg:height="6.019cm" svg:x="24.795cm" svg:y="9.176cm">
          <text:p text:style-name="P11"><text:span text:style-name="T3">I want to go firs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dlock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De</text:span><text:span text:style-name="T2">adl</text:span><text:span text:style-name="T2">ock</text:span></text:p>
          </draw:text-box>
        </draw:frame>
        <draw:frame draw:name="Content Placeholder 2" presentation:style-name="pr4" draw:text-style-name="P7" draw:layer="layout" svg:width="4.388cm" svg:height="6.019cm" svg:x="4.163cm" svg:y="9.211cm" presentation:class="outline" presentation:user-transformed="true">
          <draw:text-box>
            <text:p text:style-name="P11"><text:span text:style-name="T3">I want to go first!</text:span></text:p>
          </draw:text-box>
        </draw:frame>
        <draw:custom-shape draw:name="Rounded Rectangle 3" draw:style-name="gr3" draw:text-style-name="P9" draw:layer="layout" svg:width="4.09cm" svg:height="2.165cm" svg:x="10.17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19.103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5" draw:style-name="gr5" draw:text-style-name="P10" draw:layer="layout" svg:width="0.034cm" svg:height="8.931cm" draw:transform="rotate (-1.5707963267949) translate (21.152cm 9.176cm)">
          <text:p/>
          <draw:enhanced-geometry draw:mirror-horizontal="true" draw:mirror-vertical="tru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6" draw:style-name="gr5" draw:text-style-name="P10" draw:layer="layout" svg:width="0.034cm" svg:height="8.931cm" draw:transform="rotate (-1.5707963267949) translate (21.166cm 11.341cm)">
          <text:p/>
          <draw:enhanced-geometry draw:mirror-horizontal="false" draw:mirror-vertical="fals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ontent Placeholder 2" draw:style-name="gr2" draw:text-style-name="P7" draw:layer="layout" svg:width="4.388cm" svg:height="6.019cm" svg:x="24.795cm" svg:y="9.176cm">
          <text:p text:style-name="P11"><text:span text:style-name="T3">I want to go firs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velock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Liv</text:span><text:span text:style-name="T2">elo</text:span><text:span text:style-name="T2">ck</text:span></text:p>
          </draw:text-box>
        </draw:frame>
        <draw:custom-shape draw:name="Rounded Rectangle 3" draw:style-name="gr3" draw:text-style-name="P9" draw:layer="layout" svg:width="4.09cm" svg:height="2.165cm" svg:x="10.17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19.103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5" draw:style-name="gr4" draw:text-style-name="P10" draw:layer="layout" svg:width="0.034cm" svg:height="8.931cm" draw:transform="rotate (-1.5707963267949) translate (21.152cm 9.176cm)">
          <text:p/>
          <draw:enhanced-geometry draw:mirror-horizontal="true" draw:mirror-vertical="tru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6" draw:style-name="gr4" draw:text-style-name="P10" draw:layer="layout" svg:width="0.034cm" svg:height="8.931cm" draw:transform="rotate (-1.5707963267949) translate (21.166cm 11.341cm)">
          <text:p/>
          <draw:enhanced-geometry draw:mirror-horizontal="false" draw:mirror-vertical="fals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velock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Liv</text:span><text:span text:style-name="T2">elo</text:span><text:span text:style-name="T2">ck</text:span></text:p>
          </draw:text-box>
        </draw:frame>
        <draw:frame draw:name="Content Placeholder 2" presentation:style-name="pr4" draw:text-style-name="P7" draw:layer="layout" svg:width="5.096cm" svg:height="6.019cm" svg:x="3.471cm" svg:y="9.211cm" presentation:class="outline" presentation:user-transformed="true">
          <draw:text-box>
            <text:p text:style-name="P11"><text:span text:style-name="T3">You go first, I insist</text:span></text:p>
          </draw:text-box>
        </draw:frame>
        <draw:custom-shape draw:name="Rounded Rectangle 3" draw:style-name="gr3" draw:text-style-name="P9" draw:layer="layout" svg:width="4.09cm" svg:height="2.165cm" svg:x="10.17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19.103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5" draw:style-name="gr4" draw:text-style-name="P10" draw:layer="layout" svg:width="0.034cm" svg:height="8.931cm" draw:transform="rotate (-1.5707963267949) translate (21.152cm 9.176cm)">
          <text:p/>
          <draw:enhanced-geometry draw:mirror-horizontal="true" draw:mirror-vertical="tru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6" draw:style-name="gr4" draw:text-style-name="P10" draw:layer="layout" svg:width="0.034cm" svg:height="8.931cm" draw:transform="rotate (-1.5707963267949) translate (21.166cm 11.341cm)">
          <text:p/>
          <draw:enhanced-geometry draw:mirror-horizontal="false" draw:mirror-vertical="fals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ontent Placeholder 2" draw:style-name="gr2" draw:text-style-name="P7" draw:layer="layout" svg:width="5.096cm" svg:height="6.019cm" svg:x="24.831cm" svg:y="9.176cm">
          <text:p text:style-name="P11"><text:span text:style-name="T3">You go first, I ins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velock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Liv</text:span><text:span text:style-name="T2">elo</text:span><text:span text:style-name="T2">ck</text:span></text:p>
          </draw:text-box>
        </draw:frame>
        <draw:frame draw:name="Content Placeholder 2" presentation:style-name="pr4" draw:text-style-name="P7" draw:layer="layout" svg:width="5.096cm" svg:height="6.019cm" svg:x="3.471cm" svg:y="9.211cm" presentation:class="outline" presentation:user-transformed="true">
          <draw:text-box>
            <text:p text:style-name="P11"><text:span text:style-name="T3">You go first, I insist</text:span></text:p>
          </draw:text-box>
        </draw:frame>
        <draw:custom-shape draw:name="Rounded Rectangle 3" draw:style-name="gr3" draw:text-style-name="P9" draw:layer="layout" svg:width="4.09cm" svg:height="2.165cm" svg:x="10.17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19.103cm" svg:y="9.193cm">
          <text:p text:style-name="P8"><text:span text:style-name="T4">Send messag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5" draw:style-name="gr5" draw:text-style-name="P10" draw:layer="layout" svg:width="0.034cm" svg:height="8.931cm" draw:transform="rotate (-1.5707963267949) translate (21.152cm 9.176cm)">
          <text:p/>
          <draw:enhanced-geometry draw:mirror-horizontal="true" draw:mirror-vertical="tru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6" draw:style-name="gr5" draw:text-style-name="P10" draw:layer="layout" svg:width="0.034cm" svg:height="8.931cm" draw:transform="rotate (-1.5707963267949) translate (21.166cm 11.341cm)">
          <text:p/>
          <draw:enhanced-geometry draw:mirror-horizontal="false" draw:mirror-vertical="false" svg:viewBox="0 0 0 0" draw:text-areas="0 0 ?f5 ?f6" draw:type="ooxml-curvedConnector3" draw:modifiers="54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ontent Placeholder 2" draw:style-name="gr2" draw:text-style-name="P7" draw:layer="layout" svg:width="5.096cm" svg:height="6.019cm" svg:x="24.831cm" svg:y="9.176cm">
          <text:p text:style-name="P11"><text:span text:style-name="T3">You go first, I ins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3">We can define two types of processes; Senders and </text:span><text:span text:style-name="T3">Receivers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Senders generate new messages and send them to </text:span><text:span text:style-name="T3">receivers. They will wait for a response in a finite </text:span><text:span text:style-name="T3">amount of time, if one is expected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Receivers will always wait to receive messages, and will </text:span><text:span text:style-name="T3">always generate and send a response in a finite amount </text:span><text:span text:style-name="T3">of time, if one is expect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4" draw:style-name="gr6" draw:text-style-name="P9" draw:layer="layout" svg:width="4.09cm" svg:height="2.165cm" svg:x="5.824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6" draw:text-style-name="P9" draw:layer="layout" svg:width="4.09cm" svg:height="2.165cm" svg:x="24.253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4" draw:text-style-name="P10" draw:layer="layout" svg:width="14.337cm" svg:height="0.001cm" svg:x="9.915cm" svg:y="10.2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7" draw:text-style-name="P13" draw:layer="layout" svg:width="3.039cm" svg:height="1.013cm" svg:x="9.915cm" svg:y="9.193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13" draw:layer="layout" svg:width="3.424cm" svg:height="1.013cm" svg:x="20.828cm" svg:y="9.193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_clipboard1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4" draw:style-name="gr9" draw:text-style-name="P9" draw:layer="layout" svg:width="4.09cm" svg:height="2.165cm" svg:x="5.824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9" draw:text-style-name="P9" draw:layer="layout" svg:width="4.09cm" svg:height="2.165cm" svg:x="24.253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10" draw:text-style-name="P10" draw:layer="layout" svg:width="14.337cm" svg:height="0.001cm" svg:x="9.915cm" svg:y="10.2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1" draw:text-style-name="P13" draw:layer="layout" svg:width="3.039cm" svg:height="1.013cm" svg:x="9.915cm" svg:y="9.193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13" draw:layer="layout" svg:width="3.424cm" svg:height="1.013cm" svg:x="20.828cm" svg:y="9.193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</text:span><text:span text:style-name="T2">cei</text:span><text:span text:style-name="T2">ver</text:span><text:span text:style-name="T2">s</text:span></text:p>
          </draw:text-box>
        </draw:frame>
        <draw:custom-shape draw:name="Rounded Rectangle 4" draw:style-name="gr6" draw:text-style-name="P9" draw:layer="layout" svg:width="4.09cm" svg:height="2.165cm" svg:x="5.824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6" draw:text-style-name="P9" draw:layer="layout" svg:width="4.09cm" svg:height="2.165cm" svg:x="24.253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4" draw:text-style-name="P10" draw:layer="layout" svg:width="14.769cm" svg:height="0.001cm" svg:x="9.708cm" svg:y="9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3" draw:text-style-name="P13" draw:layer="layout" svg:width="2.785cm" svg:height="1.013cm" svg:x="9.915cm" svg:y="8.601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4" draw:text-style-name="P13" draw:layer="layout" svg:width="3.424cm" svg:height="1.013cm" svg:x="20.828cm" svg:y="8.601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4" draw:text-style-name="P10" draw:layer="layout" svg:width="14.769cm" svg:height="0.001cm" svg:x="9.708cm" svg:y="10.9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15" draw:text-style-name="P13" draw:layer="layout" svg:width="3.293cm" svg:height="1.013cm" svg:x="9.915cm" svg:y="10.973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" draw:text-style-name="P13" draw:layer="layout" svg:width="3.424cm" svg:height="1.013cm" svg:x="20.828cm" svg:y="11.004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4" draw:style-name="gr6" draw:text-style-name="P9" draw:layer="layout" svg:width="4.09cm" svg:height="2.165cm" svg:x="4.924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6" draw:text-style-name="P9" draw:layer="layout" svg:width="4.09cm" svg:height="2.165cm" svg:x="25.374cm" svg:y="9.144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17" draw:text-style-name="P10" draw:layer="layout" svg:width="6.433cm" svg:height="0.013cm" svg:x="8.89cm" svg:y="9.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18" draw:text-style-name="P13" draw:layer="layout" svg:width="3.493cm" svg:height="1.013cm" svg:x="8.89cm" svg:y="8.601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9" draw:text-style-name="P13" draw:layer="layout" svg:width="3.518cm" svg:height="1.013cm" svg:x="22.328cm" svg:y="9.103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20" draw:text-style-name="P10" draw:layer="layout" svg:width="6.433cm" svg:height="0.001cm" svg:x="8.89cm" svg:y="10.8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9" draw:style-name="gr21" draw:text-style-name="P13" draw:layer="layout" svg:width="3.746cm" svg:height="1.013cm" svg:x="8.636cm" svg:y="10.973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6" draw:text-style-name="P9" draw:layer="layout" svg:width="4.09cm" svg:height="2.165cm" svg:x="15.053cm" svg:y="9.16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4" draw:style-name="gr22" draw:text-style-name="P13" draw:layer="layout" svg:width="3.425cm" svg:height="1.013cm" svg:x="12.184cm" svg:y="8.57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3" draw:text-style-name="P13" draw:layer="layout" svg:width="3.425cm" svg:height="1.013cm" svg:x="12.184cm" svg:y="10.973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4" draw:text-style-name="P13" draw:layer="layout" svg:width="3.269cm" svg:height="1.013cm" svg:x="19.059cm" svg:y="9.119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25" draw:text-style-name="P10" draw:layer="layout" svg:width="6.188cm" svg:height="0.087cm" svg:x="19.186cm" svg:y="10.14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3">Senders and Receivers allow us to avoid deadlock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As long as no Senders and Receivers interact in a loop, </text:span><text:span text:style-name="T3">deadlock cannot occur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Livelock </text:span><text:span text:style-name="T5">might </text:span><text:span text:style-name="T3">still be a problem but its actually quite </text:span><text:span text:style-name="T3">hard to get that to occur without trying to (famous last </text:span><text:span text:style-name="T3">words...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_clipboard0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5" draw:style-name="gr6" draw:text-style-name="P9" draw:layer="layout" svg:width="4.09cm" svg:height="2.165cm" svg:x="19.935cm" svg:y="12.94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26" draw:text-style-name="P13" draw:layer="layout" svg:width="3.371cm" svg:height="1.013cm" svg:x="18.542cm" svg:y="11.919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6" draw:text-style-name="P9" draw:layer="layout" svg:width="4.09cm" svg:height="2.165cm" svg:x="7.969cm" svg:y="12.91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6" draw:style-name="gr27" draw:text-style-name="P13" draw:layer="layout" svg:width="2.85cm" svg:height="1.775cm" svg:x="19.05cm" svg:y="8.942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6" draw:text-style-name="P9" draw:layer="layout" svg:width="4.09cm" svg:height="2.165cm" svg:x="7.969cm" svg:y="6.71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2" draw:style-name="gr28" draw:text-style-name="P13" draw:layer="layout" svg:width="3.099cm" svg:height="1.013cm" svg:x="12.141cm" svg:y="6.632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5" draw:style-name="gr6" draw:text-style-name="P9" draw:layer="layout" svg:width="4.09cm" svg:height="2.165cm" svg:x="19.963cm" svg:y="6.68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6" draw:style-name="gr29" draw:text-style-name="P13" draw:layer="layout" svg:width="3.474cm" svg:height="1.013cm" svg:x="16.51cm" svg:y="6.632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" draw:text-style-name="P10" draw:layer="layout" svg:width="0.027cm" svg:height="4.091cm" svg:x="21.966cm" svg:y="8.8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6" draw:style-name="gr4" draw:text-style-name="P10" draw:layer="layout" svg:width="0.001cm" svg:height="4.03cm" svg:x="10.014cm" svg:y="8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8" draw:style-name="gr4" draw:text-style-name="P10" draw:layer="layout" svg:width="7.903cm" svg:height="0.03cm" svg:x="12.06cm" svg:y="7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4" draw:text-style-name="P10" draw:layer="layout" svg:width="7.874cm" svg:height="0.03cm" svg:x="12.06cm" svg:y="13.9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2" draw:style-name="gr30" draw:text-style-name="P13" draw:layer="layout" svg:width="2.83cm" svg:height="1.775cm" svg:x="17.018cm" svg:y="14.056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1" draw:text-style-name="P13" draw:layer="layout" svg:width="3.469cm" svg:height="1.013cm" svg:x="12.279cm" svg:y="14.087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2" draw:text-style-name="P13" draw:layer="layout" svg:width="3.368cm" svg:height="1.013cm" svg:x="10.094cm" svg:y="8.942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3" draw:text-style-name="P13" draw:layer="layout" svg:width="3.114cm" svg:height="1.775cm" svg:x="10.094cm" svg:y="11.919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6" presentation:class="page"/>
          <draw:frame draw:name="Notes Placeholder 2" presentation:style-name="pr6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6">This will </text:span><text:span text:style-name="T6">deadlo</text:span><text:span text:style-name="T6">ck</text:span></text:p>
            </draw:text-box>
          </draw:frame>
          <draw:frame draw:name="Slide Number Placeholder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5" draw:style-name="gr6" draw:text-style-name="P9" draw:layer="layout" svg:width="4.09cm" svg:height="2.165cm" svg:x="19.935cm" svg:y="12.94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6" draw:text-style-name="P9" draw:layer="layout" svg:width="4.09cm" svg:height="2.165cm" svg:x="7.969cm" svg:y="12.91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0" draw:style-name="gr6" draw:text-style-name="P9" draw:layer="layout" svg:width="4.09cm" svg:height="2.165cm" svg:x="7.969cm" svg:y="6.71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2" draw:style-name="gr34" draw:text-style-name="P9" draw:layer="layout" svg:width="2.86cm" svg:height="1.013cm" svg:x="12.141cm" svg:y="6.632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5" draw:style-name="gr6" draw:text-style-name="P9" draw:layer="layout" svg:width="4.09cm" svg:height="2.165cm" svg:x="19.963cm" svg:y="6.68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1" draw:style-name="gr4" draw:text-style-name="P10" draw:layer="layout" svg:width="0.027cm" svg:height="4.091cm" svg:x="21.966cm" svg:y="8.8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6" draw:style-name="gr35" draw:text-style-name="P10" draw:layer="layout" svg:width="0.001cm" svg:height="4.03cm" svg:x="10.014cm" svg:y="8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8" draw:style-name="gr4" draw:text-style-name="P10" draw:layer="layout" svg:width="7.903cm" svg:height="0.03cm" svg:x="12.06cm" svg:y="7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4" draw:text-style-name="P10" draw:layer="layout" svg:width="7.874cm" svg:height="0.03cm" svg:x="12.06cm" svg:y="13.9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36" draw:text-style-name="P13" draw:layer="layout" svg:width="3.371cm" svg:height="1.013cm" svg:x="18.542cm" svg:y="11.919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7" draw:text-style-name="P13" draw:layer="layout" svg:width="2.85cm" svg:height="1.775cm" svg:x="19.05cm" svg:y="8.942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8" draw:text-style-name="P13" draw:layer="layout" svg:width="3.474cm" svg:height="1.013cm" svg:x="16.51cm" svg:y="6.632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9" draw:text-style-name="P13" draw:layer="layout" svg:width="2.83cm" svg:height="1.775cm" svg:x="17.018cm" svg:y="14.056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0" draw:text-style-name="P13" draw:layer="layout" svg:width="3.469cm" svg:height="1.013cm" svg:x="12.279cm" svg:y="14.087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1" draw:text-style-name="P13" draw:layer="layout" svg:width="3.469cm" svg:height="1.013cm" svg:x="12.279cm" svg:y="14.087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2" draw:text-style-name="P13" draw:layer="layout" svg:width="3.469cm" svg:height="1.013cm" svg:x="10.214cm" svg:y="11.684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3" draw:text-style-name="P13" draw:layer="layout" svg:width="2.85cm" svg:height="1.775cm" svg:x="10.05cm" svg:y="8.942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7" presentation:class="page"/>
          <draw:frame draw:name="Notes Placeholder 2" presentation:style-name="pr6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6">This will </text:span><text:span text:style-name="T6">not </text:span><text:span text:style-name="T6">deadlo</text:span><text:span text:style-name="T6">ck</text:span></text:p>
            </draw:text-box>
          </draw:frame>
          <draw:frame draw:name="Slide Number Placeholder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5" draw:style-name="gr6" draw:text-style-name="P9" draw:layer="layout" svg:width="4.09cm" svg:height="2.165cm" svg:x="19.935cm" svg:y="12.94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6" draw:text-style-name="P9" draw:layer="layout" svg:width="4.09cm" svg:height="2.165cm" svg:x="7.969cm" svg:y="12.91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0" draw:style-name="gr6" draw:text-style-name="P9" draw:layer="layout" svg:width="4.09cm" svg:height="2.165cm" svg:x="7.969cm" svg:y="6.71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6" draw:text-style-name="P9" draw:layer="layout" svg:width="4.09cm" svg:height="2.165cm" svg:x="19.963cm" svg:y="6.68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1" draw:style-name="gr44" draw:text-style-name="P10" draw:layer="layout" svg:width="0.027cm" svg:height="4.091cm" svg:x="21.966cm" svg:y="8.8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6" draw:style-name="gr4" draw:text-style-name="P10" draw:layer="layout" svg:width="0.001cm" svg:height="4.03cm" svg:x="10.014cm" svg:y="8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8" draw:style-name="gr4" draw:text-style-name="P10" draw:layer="layout" svg:width="7.903cm" svg:height="0.03cm" svg:x="12.06cm" svg:y="7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44" draw:text-style-name="P10" draw:layer="layout" svg:width="7.874cm" svg:height="0.03cm" svg:x="12.06cm" svg:y="13.9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45" draw:text-style-name="P13" draw:layer="layout" svg:width="3.371cm" svg:height="1.013cm" svg:x="18.542cm" svg:y="11.919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6" draw:text-style-name="P13" draw:layer="layout" svg:width="2.85cm" svg:height="1.775cm" svg:x="19.05cm" svg:y="8.942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7" draw:text-style-name="P13" draw:layer="layout" svg:width="3.099cm" svg:height="1.013cm" svg:x="12.141cm" svg:y="6.632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8" draw:text-style-name="P13" draw:layer="layout" svg:width="3.474cm" svg:height="1.013cm" svg:x="16.51cm" svg:y="6.632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9" draw:text-style-name="P13" draw:layer="layout" svg:width="2.83cm" svg:height="1.775cm" svg:x="17.018cm" svg:y="14.056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50" draw:text-style-name="P13" draw:layer="layout" svg:width="3.469cm" svg:height="1.013cm" svg:x="12.279cm" svg:y="14.087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1" draw:text-style-name="P13" draw:layer="layout" svg:width="3.368cm" svg:height="1.013cm" svg:x="10.094cm" svg:y="8.942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52" draw:text-style-name="P13" draw:layer="layout" svg:width="3.114cm" svg:height="1.775cm" svg:x="10.094cm" svg:y="11.919cm">
          <text:p text:style-name="P12"><text:span text:style-name="T4">Sender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8" presentation:class="page"/>
          <draw:frame draw:name="Notes Placeholder 2" presentation:style-name="pr6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6">This will </text:span><text:span text:style-name="T6">deadlo</text:span><text:span text:style-name="T6">ck</text:span></text:p>
            </draw:text-box>
          </draw:frame>
          <draw:frame draw:name="Slide Number Placeholder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4" draw:style-name="gr6" draw:text-style-name="P9" draw:layer="layout" svg:width="4.09cm" svg:height="2.165cm" svg:x="5.909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6" draw:text-style-name="P9" draw:layer="layout" svg:width="4.09cm" svg:height="2.165cm" svg:x="24.168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44" draw:text-style-name="P10" draw:layer="layout" svg:width="14.337cm" svg:height="0.001cm" svg:x="9.915cm" svg:y="9.7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34" draw:text-style-name="P9" draw:layer="layout" svg:width="2.811cm" svg:height="1.013cm" svg:x="9.915cm" svg:y="8.685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3" draw:text-style-name="P13" draw:layer="layout" svg:width="3.424cm" svg:height="1.013cm" svg:x="20.828cm" svg:y="8.685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44" draw:text-style-name="P10" draw:layer="layout" svg:width="14.337cm" svg:height="0.001cm" svg:x="9.915cm" svg:y="10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54" draw:text-style-name="P13" draw:layer="layout" svg:width="2.953cm" svg:height="1.013cm" svg:x="21.082cm" svg:y="10.839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5" draw:text-style-name="P13" draw:layer="layout" svg:width="3.669cm" svg:height="1.013cm" svg:x="9.793cm" svg:y="10.86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9" presentation:class="page"/>
          <draw:frame draw:name="Notes Placeholder 2" presentation:style-name="pr6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6">This will </text:span><text:span text:style-name="T6">deadlo</text:span><text:span text:style-name="T6">ck</text:span></text:p>
            </draw:text-box>
          </draw:frame>
          <draw:frame draw:name="Slide Number Placeholder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4" draw:style-name="gr6" draw:text-style-name="P9" draw:layer="layout" svg:width="4.09cm" svg:height="2.165cm" svg:x="5.909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6" draw:text-style-name="P9" draw:layer="layout" svg:width="4.09cm" svg:height="2.165cm" svg:x="24.168cm" svg:y="9.193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56" draw:text-style-name="P10" draw:layer="layout" svg:width="14.337cm" svg:height="0.001cm" svg:x="9.907cm" svg:y="9.7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0" draw:style-name="gr57" draw:text-style-name="P13" draw:layer="layout" svg:width="2.785cm" svg:height="1.013cm" svg:x="9.915cm" svg:y="8.685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8" draw:text-style-name="P13" draw:layer="layout" svg:width="3.424cm" svg:height="1.013cm" svg:x="20.828cm" svg:y="8.685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4" draw:text-style-name="P10" draw:layer="layout" svg:width="14.337cm" svg:height="0.001cm" svg:x="9.909cm" svg:y="10.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9" draw:style-name="gr59" draw:text-style-name="P13" draw:layer="layout" svg:width="2.954cm" svg:height="1.013cm" svg:x="21.082cm" svg:y="10.839cm">
          <text:p text:style-name="P12"><text:span text:style-name="T4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0" draw:text-style-name="P13" draw:layer="layout" svg:width="3.415cm" svg:height="1.013cm" svg:x="9.793cm" svg:y="10.86cm">
          <text:p text:style-name="P12"><text:span text:style-name="T4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20" presentation:class="page"/>
          <draw:frame draw:name="Notes Placeholder 2" presentation:style-name="pr6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6">This will </text:span><text:span text:style-name="T6">deadlo</text:span><text:span text:style-name="T6">ck</text:span></text:p>
            </draw:text-box>
          </draw:frame>
          <draw:frame draw:name="Slide Number Placeholder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Content Placeholder 2" presentation:style-name="pr8" draw:text-style-name="P7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3">The Sender Receiver model solves deadlock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But only if you’ve implemented your system as </text:span><text:span text:style-name="T3">designed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Still possible to livelock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Still possible to make any other mistake.</text:span></text:p>
                <text:p text:style-name="P6"><text:span text:style-name="T3"/></text:p>
              </text:list-item>
              <text:list-item>
                <text:p text:style-name="P6"><text:span text:style-name="T3">Still possible to avoid deadlock with careful </text:span><text:span text:style-name="T3">management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Note that it may be referred to as the Client Server </text:span><text:span text:style-name="T3">model in literature.</text:span></text:p>
              </text:list-item>
            </text:list>
            <text:p text:style-name="P18"><text:span text:style-name="T3"/></text:p>
          </draw:text-box>
        </draw:frame>
        <draw:frame draw:name="Title 3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3" draw:style-name="gr3" draw:text-style-name="P9" draw:layer="layout" svg:width="4.09cm" svg:height="2.165cm" svg:x="3.721cm" svg:y="13.327cm">
          <text:p text:style-name="P8"><text:span text:style-name="T4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3.724cm" svg:y="5.326cm">
          <text:p text:style-name="P8"><text:span text:style-name="T4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3" draw:text-style-name="P9" draw:layer="layout" svg:width="4.09cm" svg:height="2.165cm" svg:x="3.721cm" svg:y="9.287cm">
          <text:p text:style-name="P8"><text:span text:style-name="T4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3" draw:text-style-name="P9" draw:layer="layout" svg:width="4.09cm" svg:height="2.165cm" svg:x="20.319cm" svg:y="8.124cm">
          <text:p text:style-name="P8"><text:span text:style-name="T4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9" draw:layer="layout" svg:width="4.09cm" svg:height="2.165cm" svg:x="9.333cm" svg:y="5.33cm">
          <text:p text:style-name="P8"><text:span text:style-name="T4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9" draw:layer="layout" svg:width="4.09cm" svg:height="2.165cm" svg:x="14.945cm" svg:y="8.124cm">
          <text:p text:style-name="P8"><text:span text:style-name="T4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9" draw:layer="layout" svg:width="4.09cm" svg:height="2.165cm" svg:x="9.333cm" svg:y="11.294cm">
          <text:p text:style-name="P8"><text:span text:style-name="T4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9" draw:layer="layout" svg:width="4.09cm" svg:height="2.165cm" svg:x="25.693cm" svg:y="5.959cm">
          <text:p text:style-name="P8"><text:span text:style-name="T4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4" draw:text-style-name="P10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4" draw:text-style-name="P10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4" draw:text-style-name="P10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4" draw:text-style-name="P10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4" draw:text-style-name="P10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4" draw:text-style-name="P10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3" draw:text-style-name="P9" draw:layer="layout" svg:width="4.09cm" svg:height="2.165cm" svg:x="25.693cm" svg:y="10.211cm">
          <text:p text:style-name="P8"><text:span text:style-name="T4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4" draw:text-style-name="P10" draw:layer="layout" svg:width="1.282cm" svg:height="2.165cm" svg:x="24.41cm" svg:y="7.02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4" draw:text-style-name="P10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3" draw:style-name="gr3" draw:text-style-name="P9" draw:layer="layout" svg:width="4.09cm" svg:height="2.165cm" svg:x="3.721cm" svg:y="13.327cm">
          <text:p text:style-name="P8"><text:span text:style-name="T4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3.724cm" svg:y="5.326cm">
          <text:p text:style-name="P8"><text:span text:style-name="T4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3" draw:text-style-name="P9" draw:layer="layout" svg:width="4.09cm" svg:height="2.165cm" svg:x="3.721cm" svg:y="9.287cm">
          <text:p text:style-name="P8"><text:span text:style-name="T4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3" draw:text-style-name="P9" draw:layer="layout" svg:width="4.09cm" svg:height="2.165cm" svg:x="20.319cm" svg:y="8.124cm">
          <text:p text:style-name="P8"><text:span text:style-name="T4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9" draw:layer="layout" svg:width="4.09cm" svg:height="2.165cm" svg:x="9.333cm" svg:y="5.33cm">
          <text:p text:style-name="P8"><text:span text:style-name="T4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9" draw:layer="layout" svg:width="4.09cm" svg:height="2.165cm" svg:x="14.945cm" svg:y="8.124cm">
          <text:p text:style-name="P8"><text:span text:style-name="T4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9" draw:layer="layout" svg:width="4.09cm" svg:height="2.165cm" svg:x="9.333cm" svg:y="11.294cm">
          <text:p text:style-name="P8"><text:span text:style-name="T4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9" draw:layer="layout" svg:width="4.09cm" svg:height="2.165cm" svg:x="25.693cm" svg:y="5.959cm">
          <text:p text:style-name="P8"><text:span text:style-name="T4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4" draw:text-style-name="P10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4" draw:text-style-name="P10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4" draw:text-style-name="P10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4" draw:text-style-name="P10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4" draw:text-style-name="P10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4" draw:text-style-name="P10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3" draw:text-style-name="P9" draw:layer="layout" svg:width="4.09cm" svg:height="2.165cm" svg:x="25.693cm" svg:y="10.211cm">
          <text:p text:style-name="P8"><text:span text:style-name="T4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4" draw:text-style-name="P10" draw:layer="layout" svg:width="1.282cm" svg:height="2.165cm" svg:x="24.41cm" svg:y="7.02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4" draw:text-style-name="P10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" draw:style-name="gr34" draw:text-style-name="P9" draw:layer="layout" svg:width="0.902cm" svg:height="1.013cm" svg:x="13.281cm" svg:y="5.437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4" draw:text-style-name="P9" draw:layer="layout" svg:width="0.902cm" svg:height="1.013cm" svg:x="8.647cm" svg:y="6.49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4" draw:text-style-name="P9" draw:layer="layout" svg:width="0.902cm" svg:height="1.013cm" svg:x="24.79cm" svg:y="5.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4" draw:text-style-name="P9" draw:layer="layout" svg:width="0.902cm" svg:height="1.013cm" svg:x="24.79cm" svg:y="11.45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9" draw:layer="layout" svg:width="0.902cm" svg:height="1.013cm" svg:x="24.237cm" svg:y="8.124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9" draw:layer="layout" svg:width="0.902cm" svg:height="1.013cm" svg:x="18.863cm" svg:y="8.181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4" draw:text-style-name="P9" draw:layer="layout" svg:width="0.902cm" svg:height="1.013cm" svg:x="13.367cm" svg:y="12.4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9" draw:layer="layout" svg:width="0.902cm" svg:height="1.013cm" svg:x="7.672cm" svg:y="14.43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9" draw:layer="layout" svg:width="0.902cm" svg:height="1.013cm" svg:x="7.669cm" svg:y="9.378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4" draw:text-style-name="P9" draw:layer="layout" svg:width="0.902cm" svg:height="1.013cm" svg:x="7.743cm" svg:y="5.413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4" draw:text-style-name="P9" draw:layer="layout" svg:width="0.902cm" svg:height="1.013cm" svg:x="8.638cm" svg:y="12.486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4" draw:text-style-name="P9" draw:layer="layout" svg:width="0.902cm" svg:height="1.013cm" svg:x="19.576cm" svg:y="9.37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4" draw:text-style-name="P9" draw:layer="layout" svg:width="0.902cm" svg:height="1.013cm" svg:x="14.232cm" svg:y="9.33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3" draw:style-name="gr3" draw:text-style-name="P9" draw:layer="layout" svg:width="4.09cm" svg:height="2.165cm" svg:x="3.721cm" svg:y="13.327cm">
          <text:p text:style-name="P8"><text:span text:style-name="T4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3.724cm" svg:y="5.326cm">
          <text:p text:style-name="P8"><text:span text:style-name="T4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3" draw:text-style-name="P9" draw:layer="layout" svg:width="4.09cm" svg:height="2.165cm" svg:x="3.721cm" svg:y="9.287cm">
          <text:p text:style-name="P8"><text:span text:style-name="T4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3" draw:text-style-name="P9" draw:layer="layout" svg:width="4.09cm" svg:height="2.165cm" svg:x="20.319cm" svg:y="8.124cm">
          <text:p text:style-name="P8"><text:span text:style-name="T4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9" draw:layer="layout" svg:width="4.09cm" svg:height="2.165cm" svg:x="9.333cm" svg:y="5.33cm">
          <text:p text:style-name="P8"><text:span text:style-name="T4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9" draw:layer="layout" svg:width="4.09cm" svg:height="2.165cm" svg:x="14.945cm" svg:y="8.124cm">
          <text:p text:style-name="P8"><text:span text:style-name="T4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9" draw:layer="layout" svg:width="4.09cm" svg:height="2.165cm" svg:x="9.333cm" svg:y="11.294cm">
          <text:p text:style-name="P8"><text:span text:style-name="T4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9" draw:layer="layout" svg:width="4.09cm" svg:height="2.165cm" svg:x="25.693cm" svg:y="5.959cm">
          <text:p text:style-name="P8"><text:span text:style-name="T4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4" draw:text-style-name="P10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4" draw:text-style-name="P10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4" draw:text-style-name="P10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4" draw:text-style-name="P10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4" draw:text-style-name="P10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4" draw:text-style-name="P10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3" draw:text-style-name="P9" draw:layer="layout" svg:width="4.09cm" svg:height="2.165cm" svg:x="25.693cm" svg:y="10.211cm">
          <text:p text:style-name="P8"><text:span text:style-name="T4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4" draw:text-style-name="P10" draw:layer="layout" svg:width="1.282cm" svg:height="2.165cm" svg:x="24.41cm" svg:y="7.02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4" draw:text-style-name="P10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4" draw:text-style-name="P10" draw:layer="layout" svg:width="3.115cm" svg:height="21.971cm" draw:transform="rotate (-1.5707963267949) translate (27.738cm 12.377cm)">
          <text:p/>
          <draw:enhanced-geometry draw:mirror-horizontal="false" draw:mirror-vertical="false" svg:viewBox="0 0 0 0" draw:text-areas="0 0 ?f2 ?f3" draw:type="ooxml-bentConnector3" draw:modifiers="1384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1" draw:style-name="gr34" draw:text-style-name="P9" draw:layer="layout" svg:width="0.902cm" svg:height="1.013cm" svg:x="13.281cm" svg:y="5.437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4" draw:text-style-name="P9" draw:layer="layout" svg:width="0.902cm" svg:height="1.013cm" svg:x="8.647cm" svg:y="6.49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9" draw:layer="layout" svg:width="0.902cm" svg:height="1.013cm" svg:x="24.79cm" svg:y="5.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9" draw:layer="layout" svg:width="0.902cm" svg:height="1.013cm" svg:x="24.79cm" svg:y="11.45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4" draw:text-style-name="P9" draw:layer="layout" svg:width="0.902cm" svg:height="1.013cm" svg:x="24.237cm" svg:y="8.124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9" draw:layer="layout" svg:width="0.902cm" svg:height="1.013cm" svg:x="18.863cm" svg:y="8.181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9" draw:layer="layout" svg:width="0.902cm" svg:height="1.013cm" svg:x="13.367cm" svg:y="12.4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4" draw:text-style-name="P9" draw:layer="layout" svg:width="0.902cm" svg:height="1.013cm" svg:x="7.672cm" svg:y="14.43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4" draw:text-style-name="P9" draw:layer="layout" svg:width="0.902cm" svg:height="1.013cm" svg:x="7.669cm" svg:y="9.378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4" draw:text-style-name="P9" draw:layer="layout" svg:width="0.902cm" svg:height="1.013cm" svg:x="7.743cm" svg:y="5.413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4" draw:text-style-name="P9" draw:layer="layout" svg:width="0.902cm" svg:height="1.013cm" svg:x="8.638cm" svg:y="12.486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4" draw:text-style-name="P9" draw:layer="layout" svg:width="0.902cm" svg:height="1.013cm" svg:x="19.576cm" svg:y="9.37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4" draw:text-style-name="P9" draw:layer="layout" svg:width="0.902cm" svg:height="1.013cm" svg:x="14.232cm" svg:y="9.33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4" draw:text-style-name="P9" draw:layer="layout" svg:width="0.902cm" svg:height="1.013cm" svg:x="4.761cm" svg:y="15.531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4" draw:text-style-name="P9" draw:layer="layout" svg:width="0.902cm" svg:height="1.013cm" svg:x="27.858cm" svg:y="12.48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Se</text:span><text:span text:style-name="T2">nd</text:span><text:span text:style-name="T2">ers </text:span><text:span text:style-name="T2">an</text:span><text:span text:style-name="T2">d </text:span><text:span text:style-name="T2">Rec</text:span><text:span text:style-name="T2">eiv</text:span><text:span text:style-name="T2">ers</text:span></text:p>
          </draw:text-box>
        </draw:frame>
        <draw:custom-shape draw:name="Rounded Rectangle 3" draw:style-name="gr3" draw:text-style-name="P9" draw:layer="layout" svg:width="4.09cm" svg:height="2.165cm" svg:x="3.721cm" svg:y="13.327cm">
          <text:p text:style-name="P8"><text:span text:style-name="T4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3.724cm" svg:y="5.326cm">
          <text:p text:style-name="P8"><text:span text:style-name="T4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3" draw:text-style-name="P9" draw:layer="layout" svg:width="4.09cm" svg:height="2.165cm" svg:x="3.721cm" svg:y="9.287cm">
          <text:p text:style-name="P8"><text:span text:style-name="T4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3" draw:text-style-name="P9" draw:layer="layout" svg:width="4.09cm" svg:height="2.165cm" svg:x="20.319cm" svg:y="8.124cm">
          <text:p text:style-name="P8"><text:span text:style-name="T4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9" draw:layer="layout" svg:width="4.09cm" svg:height="2.165cm" svg:x="9.333cm" svg:y="5.33cm">
          <text:p text:style-name="P8"><text:span text:style-name="T4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9" draw:layer="layout" svg:width="4.09cm" svg:height="2.165cm" svg:x="14.945cm" svg:y="8.124cm">
          <text:p text:style-name="P8"><text:span text:style-name="T4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9" draw:layer="layout" svg:width="4.09cm" svg:height="2.165cm" svg:x="9.333cm" svg:y="11.294cm">
          <text:p text:style-name="P8"><text:span text:style-name="T4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9" draw:layer="layout" svg:width="4.09cm" svg:height="2.165cm" svg:x="25.693cm" svg:y="5.959cm">
          <text:p text:style-name="P8"><text:span text:style-name="T4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4" draw:text-style-name="P10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4" draw:text-style-name="P10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4" draw:text-style-name="P10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4" draw:text-style-name="P10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4" draw:text-style-name="P10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4" draw:text-style-name="P10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3" draw:text-style-name="P9" draw:layer="layout" svg:width="4.09cm" svg:height="2.165cm" svg:x="25.693cm" svg:y="10.211cm">
          <text:p text:style-name="P8"><text:span text:style-name="T4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4" draw:text-style-name="P10" draw:layer="layout" svg:width="1.282cm" svg:height="2.165cm" svg:x="24.41cm" svg:y="7.02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4" draw:text-style-name="P10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61" draw:text-style-name="P10" draw:layer="layout" svg:width="4.336cm" svg:height="8.784cm" draw:transform="rotate (-1.5707963267949) translate (27.858cm 12.37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ounded Rectangle 21" draw:style-name="gr62" draw:text-style-name="P19" draw:layer="layout" svg:width="4.367cm" svg:height="2.165cm" svg:x="14.707cm" svg:y="15.631cm">
          <text:p text:style-name="P8"><text:span text:style-name="T4">Cupboard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23" draw:style-name="gr44" draw:text-style-name="P10" draw:layer="layout" svg:width="8.94cm" svg:height="1.22cm" draw:transform="rotate (-3.14159265358979) translate (14.707cm 16.71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4" draw:style-name="gr34" draw:text-style-name="P9" draw:layer="layout" svg:width="0.902cm" svg:height="1.013cm" svg:x="13.281cm" svg:y="5.437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4" draw:text-style-name="P9" draw:layer="layout" svg:width="0.902cm" svg:height="1.013cm" svg:x="8.647cm" svg:y="6.49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9" draw:layer="layout" svg:width="0.902cm" svg:height="1.013cm" svg:x="24.79cm" svg:y="5.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9" draw:layer="layout" svg:width="0.902cm" svg:height="1.013cm" svg:x="24.79cm" svg:y="11.45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4" draw:text-style-name="P9" draw:layer="layout" svg:width="0.902cm" svg:height="1.013cm" svg:x="24.237cm" svg:y="8.124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4" draw:text-style-name="P9" draw:layer="layout" svg:width="0.902cm" svg:height="1.013cm" svg:x="18.863cm" svg:y="8.181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4" draw:text-style-name="P9" draw:layer="layout" svg:width="0.902cm" svg:height="1.013cm" svg:x="13.367cm" svg:y="12.4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4" draw:text-style-name="P9" draw:layer="layout" svg:width="0.902cm" svg:height="1.013cm" svg:x="7.672cm" svg:y="14.43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4" draw:text-style-name="P9" draw:layer="layout" svg:width="0.902cm" svg:height="1.013cm" svg:x="7.669cm" svg:y="9.378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4" draw:text-style-name="P9" draw:layer="layout" svg:width="0.902cm" svg:height="1.013cm" svg:x="7.743cm" svg:y="5.413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4" draw:text-style-name="P9" draw:layer="layout" svg:width="0.902cm" svg:height="1.013cm" svg:x="8.638cm" svg:y="12.486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4" draw:text-style-name="P9" draw:layer="layout" svg:width="0.902cm" svg:height="1.013cm" svg:x="19.576cm" svg:y="9.37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4" draw:text-style-name="P9" draw:layer="layout" svg:width="0.902cm" svg:height="1.013cm" svg:x="14.232cm" svg:y="9.33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4" draw:text-style-name="P9" draw:layer="layout" svg:width="0.902cm" svg:height="1.013cm" svg:x="19.074cm" svg:y="16.909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4" draw:text-style-name="P9" draw:layer="layout" svg:width="0.902cm" svg:height="1.013cm" svg:x="27.858cm" svg:y="12.48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4" draw:text-style-name="P9" draw:layer="layout" svg:width="0.902cm" svg:height="1.013cm" svg:x="13.807cm" svg:y="16.909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4" draw:text-style-name="P9" draw:layer="layout" svg:width="0.902cm" svg:height="1.013cm" svg:x="4.744cm" svg:y="15.631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Resting Point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Th</text:span><text:span text:style-name="T2">e </text:span><text:span text:style-name="T2">Res</text:span><text:span text:style-name="T2">tin</text:span><text:span text:style-name="T2">g </text:span><text:span text:style-name="T2">Poi</text:span><text:span text:style-name="T2">nt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3">It can help when checking the Sender/Receiver </text:span><text:span text:style-name="T3">relationship to think of each process as having a Resting </text:span><text:span text:style-name="T3">Point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This is the point at which the process will rest, waiting </text:span><text:span text:style-name="T3">for an interaction and can be either listening for input, or </text:span><text:span text:style-name="T3">waiting to send output.</text:span></text:p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3">This may change as the process changes state and is </text:span><text:span text:style-name="T3">intended only as a guid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Resting Point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Th</text:span><text:span text:style-name="T2">e </text:span><text:span text:style-name="T2">Res</text:span><text:span text:style-name="T2">tin</text:span><text:span text:style-name="T2">g </text:span><text:span text:style-name="T2">Poi</text:span><text:span text:style-name="T2">nt</text:span></text:p>
          </draw:text-box>
        </draw:frame>
        <draw:custom-shape draw:name="Rounded Rectangle 3" draw:style-name="gr3" draw:text-style-name="P9" draw:layer="layout" svg:width="4.09cm" svg:height="2.165cm" svg:x="3.721cm" svg:y="13.327cm">
          <text:p text:style-name="P8"><text:span text:style-name="T4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" draw:text-style-name="P9" draw:layer="layout" svg:width="4.09cm" svg:height="2.165cm" svg:x="3.724cm" svg:y="5.326cm">
          <text:p text:style-name="P8"><text:span text:style-name="T4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3" draw:text-style-name="P9" draw:layer="layout" svg:width="4.09cm" svg:height="2.165cm" svg:x="3.721cm" svg:y="9.287cm">
          <text:p text:style-name="P8"><text:span text:style-name="T4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3" draw:text-style-name="P9" draw:layer="layout" svg:width="4.09cm" svg:height="2.165cm" svg:x="20.319cm" svg:y="8.124cm">
          <text:p text:style-name="P8"><text:span text:style-name="T4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9" draw:layer="layout" svg:width="4.09cm" svg:height="2.165cm" svg:x="9.333cm" svg:y="5.33cm">
          <text:p text:style-name="P8"><text:span text:style-name="T4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9" draw:layer="layout" svg:width="4.09cm" svg:height="2.165cm" svg:x="14.945cm" svg:y="8.124cm">
          <text:p text:style-name="P8"><text:span text:style-name="T4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9" draw:layer="layout" svg:width="4.09cm" svg:height="2.165cm" svg:x="9.333cm" svg:y="11.294cm">
          <text:p text:style-name="P8"><text:span text:style-name="T4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9" draw:layer="layout" svg:width="4.09cm" svg:height="2.165cm" svg:x="25.693cm" svg:y="5.959cm">
          <text:p text:style-name="P8"><text:span text:style-name="T4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4" draw:text-style-name="P10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4" draw:text-style-name="P10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4" draw:text-style-name="P10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4" draw:text-style-name="P10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4" draw:text-style-name="P10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4" draw:text-style-name="P10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3" draw:text-style-name="P9" draw:layer="layout" svg:width="4.09cm" svg:height="2.165cm" svg:x="25.693cm" svg:y="10.211cm">
          <text:p text:style-name="P8"><text:span text:style-name="T4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4" draw:text-style-name="P10" draw:layer="layout" svg:width="1.282cm" svg:height="2.165cm" svg:x="24.41cm" svg:y="7.02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4" draw:text-style-name="P10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63" draw:text-style-name="P10" draw:layer="layout" svg:width="4.336cm" svg:height="8.434cm" draw:transform="rotate (-1.5707963267949) translate (27.738cm 12.37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ounded Rectangle 21" draw:style-name="gr64" draw:text-style-name="P19" draw:layer="layout" svg:width="4.597cm" svg:height="2.165cm" svg:x="14.707cm" svg:y="15.631cm">
          <text:p text:style-name="P8"><text:span text:style-name="T4">Cupboard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23" draw:style-name="gr44" draw:text-style-name="P10" draw:layer="layout" svg:width="8.94cm" svg:height="1.22cm" draw:transform="rotate (-3.14159265358979) translate (14.707cm 16.71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4" draw:style-name="gr34" draw:text-style-name="P9" draw:layer="layout" svg:width="0.902cm" svg:height="1.013cm" svg:x="13.281cm" svg:y="5.437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4" draw:text-style-name="P9" draw:layer="layout" svg:width="0.902cm" svg:height="1.013cm" svg:x="8.647cm" svg:y="6.49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9" draw:layer="layout" svg:width="0.902cm" svg:height="1.013cm" svg:x="24.79cm" svg:y="5.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9" draw:layer="layout" svg:width="0.902cm" svg:height="1.013cm" svg:x="24.79cm" svg:y="11.45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4" draw:text-style-name="P9" draw:layer="layout" svg:width="0.902cm" svg:height="1.013cm" svg:x="24.237cm" svg:y="8.124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4" draw:text-style-name="P9" draw:layer="layout" svg:width="0.902cm" svg:height="1.013cm" svg:x="18.863cm" svg:y="8.181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4" draw:text-style-name="P9" draw:layer="layout" svg:width="0.902cm" svg:height="1.013cm" svg:x="13.367cm" svg:y="12.4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4" draw:text-style-name="P9" draw:layer="layout" svg:width="0.902cm" svg:height="1.013cm" svg:x="7.672cm" svg:y="14.43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4" draw:text-style-name="P9" draw:layer="layout" svg:width="0.902cm" svg:height="1.013cm" svg:x="7.669cm" svg:y="9.378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4" draw:text-style-name="P9" draw:layer="layout" svg:width="0.902cm" svg:height="1.013cm" svg:x="7.743cm" svg:y="5.413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4" draw:text-style-name="P9" draw:layer="layout" svg:width="0.902cm" svg:height="1.013cm" svg:x="8.638cm" svg:y="12.486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4" draw:text-style-name="P9" draw:layer="layout" svg:width="0.902cm" svg:height="1.013cm" svg:x="19.576cm" svg:y="9.378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4" draw:text-style-name="P9" draw:layer="layout" svg:width="0.902cm" svg:height="1.013cm" svg:x="14.232cm" svg:y="9.333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4" draw:text-style-name="P9" draw:layer="layout" svg:width="0.902cm" svg:height="1.013cm" svg:x="19.074cm" svg:y="16.909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4" draw:text-style-name="P9" draw:layer="layout" svg:width="0.902cm" svg:height="1.013cm" svg:x="27.858cm" svg:y="12.486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4" draw:text-style-name="P9" draw:layer="layout" svg:width="0.902cm" svg:height="1.013cm" svg:x="13.807cm" svg:y="16.909cm">
          <text:p text:style-name="P12"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4" draw:text-style-name="P9" draw:layer="layout" svg:width="0.902cm" svg:height="1.013cm" svg:x="4.744cm" svg:y="15.631cm">
          <text:p text:style-name="P12"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Bu</text:span><text:span text:style-name="T2">ffer</text:span><text:span text:style-name="T2">s</text:span></text:p>
          </draw:text-box>
        </draw:frame>
        <draw:frame draw:name="Content Placeholder 2" presentation:style-name="pr4" draw:text-style-name="P7" draw:layer="layout" svg:width="29.209cm" svg:height="12.086cm" svg:x="2.329cm" svg:y="5.124cm" presentation:class="outline" presentation:user-transformed="true">
          <draw:text-box>
            <text:list text:style-name="L4">
              <text:list-item>
                <text:p text:style-name="P6"><text:span text:style-name="T3">The Cupboard process is acting as a </text:span><text:span text:style-name="T5">buffer.</text:span></text:p>
                <text:p text:style-name="P6"><text:span text:style-name="T5"/></text:p>
              </text:list-item>
              <text:list-item>
                <text:p text:style-name="P6"><text:span text:style-name="T3">A buffer is a place where messages can be stored to give </text:span><text:span text:style-name="T3">the system some extra capacity.</text:span></text:p>
                <text:p text:style-name="P6"><text:span text:style-name="T3"/></text:p>
              </text:list-item>
              <text:list-item>
                <text:p text:style-name="P6"><text:span text:style-name="T3">We can use this to swap the resting point between </text:span><text:span text:style-name="T3">getting a mug and drinking tea </text:span></text:p>
              </text:list-item>
            </text:list>
          </draw:text-box>
        </draw:frame>
        <draw:frame draw:style-name="gr65" draw:text-style-name="P20" draw:layer="layout" svg:width="0.502cm" svg:height="1.187cm" svg:x="3.81cm" svg:y="8.63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3T11">
        <office:forms form:automatic-focus="false" form:apply-design-mode="false"/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2"><text:span text:style-name="T2">A </text:span><text:span text:style-name="T2">Not</text:span><text:span text:style-name="T2">e </text:span><text:span text:style-name="T2">Ab</text:span><text:span text:style-name="T2">out </text:span><text:span text:style-name="T8">Bi-</text:span><text:span text:style-name="T8">dir</text:span><text:span text:style-name="T8">ecti</text:span><text:span text:style-name="T8">on</text:span><text:span text:style-name="T8">alit</text:span><text:span text:style-name="T8">y</text:span></text:p>
          </draw:text-box>
        </draw:frame>
        <draw:frame draw:name="Content Placeholder 2" presentation:style-name="pr4" draw:text-style-name="P7" draw:layer="layout" svg:width="29.209cm" svg:height="12.086cm" svg:x="2.329cm" svg:y="5.124cm" presentation:class="outline" presentation:user-transformed="true">
          <draw:text-box>
            <text:list text:style-name="L2">
              <text:list-item>
                <text:p>If we passed a channel to a process rather than one end, then we could read or writer in either process.</text:p>
                <text:p/>
              </text:list-item>
              <text:list-item>
                <text:p>We have 1 channel, and can communicate in either direction.</text:p>
                <text:p/>
              </text:list-item>
              <text:list-item>
                <text:p>SPOT THE PROBLEM WITH THIS.</text:p>
              </text:list-item>
            </text:list>
          </draw:text-box>
        </draw:frame>
        <draw:frame draw:style-name="gr65" draw:text-style-name="P20" draw:layer="layout" svg:width="0.502cm" svg:height="1.187cm" svg:x="3.81cm" svg:y="8.636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7">11/2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5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7">11/2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P</dc:title>
    <meta:initial-creator>Windows User</meta:initial-creator>
    <meta:editing-cycles>28</meta:editing-cycles>
    <meta:creation-date>2018-10-26T09:19:02</meta:creation-date>
    <dc:date>2018-11-27T15:03:45.724301413</dc:date>
    <meta:editing-duration>PT14H49M30S</meta:editing-duration>
    <meta:generator>LibreOffice/6.0.6.2$Linux_X86_64 LibreOffice_project/00m0$Build-2</meta:generator>
    <meta:document-statistic meta:object-count="4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